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5_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5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Leon Morai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anuary 16, 1894</text:p>
      <text:p text:style-name="P5">Month<text:tab/><text:tab/><text:tab/><text:tab/><text:tab/><text:tab/>January</text:p>
      <text:p text:style-name="P5">Year<text:tab/><text:tab/><text:tab/><text:tab/><text:tab/><text:tab/>1894</text:p>
      <text:p text:style-name="P5">Hebrew Date<text:tab/><text:tab/><text:tab/><text:tab/><text:tab/></text:p>
      <text:p text:style-name="P5">Undated</text:p>
      <text:p text:style-name="P5">City<text:tab/><text:tab/><text:tab/><text:tab/><text:tab/><text:tab/>Chicago</text:p>
      <text:p text:style-name="P5">State<text:tab/><text:tab/><text:tab/><text:tab/><text:tab/><text:tab/>IL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The/</text:p>
      <text:p text:style-name="P2">Rossmore Hotel/</text:p>
      <text:p text:style-name="P2">WABASH AVE. NEAR 18TH ST./</text:p>
      <text:p text:style-name="P2">CHICAGO USA./</text:p>
      <text:p text:style-name="P3">200 ROOMS AMERICAN PLAN./</text:p>
      <text:p text:style-name="P3">HAUK &amp; LEE/</text:p>
      <text:p text:style-name="P3">PROPRIETORS./</text:p>
      <text:p text:style-name="P3">Chicago Ills. Jan 16th 94/</text:p>
      <text:p text:style-name="P2">Dear Father/</text:p>
      <text:p text:style-name="P2"><text:tab/>I received your letter with the/ Five Dollars this makes thirty five dollars that/ you have advanced me so far./</text:p>
      <text:p text:style-name="P2"><text:tab/>How I do wish I was/ at work for with all my wickedness I am not/ lazy and would do anything to make an honest/ living, if I were in a city where I knew no one/ I would even clean streets, drive a horse car or/ sell papers./</text:p>
      <text:p text:style-name="P2"><text:soft-page-break/><text:tab/>I was compelled to take a room last week/ here for $3 for one week as the <text:span text:style-name="T2">papers</text:span><text:span text:style-name="T3"> warned/ people against lodging houses where there was no/ ventilation and so many men, and as I had a few/ dollars left after the $15 you sent me I resolved to/ come here for a week as I thought by that time/ I would be through with Chicago, but my rent is/ up tomorrow and I shall go to the cheaper places/ again being as careful as I can, here I had/ the benefit of a splendid bath./</text:span></text:p>
      <text:p text:style-name="P2"><text:span text:style-name="T3"><text:tab/>I dont[sic!] know why I even/ was born, for God knows I have been the "block/ shelf" of a </text:span><text:span text:style-name="T2">good</text:span><text:span text:style-name="T3"> family, but do please Father help/ to raise me up to what I was when I was in Kansas/ City not long ago./</text:span></text:p>
      <text:p text:style-name="P2"><text:span text:style-name="T3"><text:tab/>I anxiously await another letter/ from you./ <text:s/>Yours most penitent/ Leon/</text:span></text:p>
      <text:p text:style-name="P2"><text:span text:style-name="T3">c[/ inserted by author]o General Delivery./ <text:s/>Post Office Chicago Ills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9T14:05:38.96</meta:creation-date>
    <meta:document-statistic meta:table-count="0" meta:image-count="0" meta:object-count="0" meta:page-count="3" meta:paragraph-count="75" meta:word-count="418" meta:character-count="2553"/>
    <dc:date>2011-12-19T14:11:52.07</dc:date>
    <dc:creator>Penn Libraries</dc:creator>
    <meta:editing-duration>PT00H06M13S</meta:editing-duration>
    <meta:editing-cycles>1</meta:editing-cycles>
    <meta:generator>OpenOffice.org/3.2$Win32 OpenOffice.org_project/320m12$Build-9483</meta:generator>
  </office:meta>
</office:document-meta>
</file>